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3"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4"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5"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6"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P7" style:family="paragraph" style:parent-style-name="Standard">
      <style:paragraph-properties fo:margin-top="0in" fo:margin-bottom="0in" style:contextual-spacing="false" fo:text-align="justify" style:justify-single-word="false"/>
      <style:text-properties style:font-name="Georgia" officeooo:rsid="0025a3de" officeooo:paragraph-rsid="0025a3de"/>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fo:font-weight="bold" officeooo:rsid="00294554" officeooo:paragraph-rsid="00294554" style:font-weight-asian="bold" style:font-weight-complex="bold"/>
    </style:style>
    <style:style style:name="P10" style:family="paragraph" style:parent-style-name="Standard">
      <style:paragraph-properties fo:margin-top="0in" fo:margin-bottom="0in" style:contextual-spacing="false" fo:text-align="justify" style:justify-single-word="false"/>
      <style:text-properties style:font-name="Georgia"/>
    </style:style>
    <style:style style:name="P11" style:family="paragraph" style:parent-style-name="Standard">
      <style:paragraph-properties fo:margin-top="0in" fo:margin-bottom="0in" style:contextual-spacing="false" fo:text-align="justify" style:justify-single-word="false"/>
      <style:text-properties style:font-name="Georgia" officeooo:paragraph-rsid="00113fe9"/>
    </style:style>
    <style:style style:name="P12"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13"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14"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15"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16"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P17" style:family="paragraph" style:parent-style-name="Standard">
      <style:paragraph-properties fo:margin-top="0in" fo:margin-bottom="0in" style:contextual-spacing="false" fo:text-align="justify" style:justify-single-word="false"/>
      <style:text-properties style:font-name="Georgia" officeooo:rsid="0025a3de" officeooo:paragraph-rsid="0025a3de"/>
    </style:style>
    <style:style style:name="P18" style:family="paragraph" style:parent-style-name="Standard">
      <style:paragraph-properties fo:margin-top="0in" fo:margin-bottom="0in" style:contextual-spacing="false" fo:text-align="justify" style:justify-single-word="false"/>
      <style:text-properties style:font-name="Georgia" officeooo:rsid="00294554" officeooo:paragraph-rsid="00294554"/>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style:style style:name="T24" style:family="text">
      <style:text-properties officeooo:rsid="0020595d"/>
    </style:style>
    <style:style style:name="T25" style:family="text">
      <style:text-properties officeooo:rsid="0021724f"/>
    </style:style>
    <style:style style:name="T26" style:family="text">
      <style:text-properties officeooo:rsid="0022f1dc"/>
    </style:style>
    <style:style style:name="T27" style:family="text">
      <style:text-properties officeooo:rsid="0023cc7a"/>
    </style:style>
    <style:style style:name="T28" style:family="text">
      <style:text-properties officeooo:rsid="0024219d"/>
    </style:style>
    <style:style style:name="T29" style:family="text">
      <style:text-properties officeooo:rsid="0024af78"/>
    </style:style>
    <style:style style:name="T30" style:family="text">
      <style:text-properties officeooo:rsid="0025989c"/>
    </style:style>
    <style:style style:name="T31" style:family="text">
      <style:text-properties officeooo:rsid="00268b6f"/>
    </style:style>
    <style:style style:name="T32" style:family="text">
      <style:text-properties fo:font-weight="bold" style:font-weight-asian="bold" style:font-weight-complex="bold"/>
    </style:style>
    <style:style style:name="T33" style:family="text">
      <style:text-properties fo:font-weight="bold" officeooo:rsid="00113fe9" style:font-weight-asian="bold" style:font-weight-complex="bold"/>
    </style:style>
    <style:style style:name="T34" style:family="text">
      <style:text-properties officeooo:rsid="00299a40"/>
    </style:style>
    <style:style style:name="T35" style:family="text">
      <style:text-properties officeooo:rsid="0029d70e"/>
    </style:style>
    <style:style style:name="T36" style:family="text">
      <style:text-properties officeooo:rsid="002a0e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1"/>
      <text:p text:style-name="P11"><text:span text:style-name="T33">Boredom</text:span></text:p>
      <text:p text:style-name="P2"><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text:span><text:soft-page-break/><text:span text:style-name="T7">bored? There are so many things you can do under the sun and there you sit being bored.</text:span></text:p>
      <text:p text:style-name="P2"><text:s text:c="5"/><text:span text:style-name="T8">It’s the weekend of course you’re bored. What else is there to do during the weekend that you can do to cure boredom, you wonder.</text:span></text:p>
      <text:p text:style-name="P2"><text:s text:c="5"/><text:span text:style-name="T9">So you sit and you wonder about it for a while. Nothing comes of it so you go for a walk.</text:span></text:p>
      <text:p text:style-name="P2"><text:s text:c="5"/><text:span text:style-name="T10">Good morning to you!</text:span></text:p>
      <text:p text:style-name="P2"/>
      <text:p text:style-name="P3"><text:span text:style-name="T32">Meeting The Wife</text:span></text:p>
      <text:p text:style-name="P3"><text:s text:c="5"/>You meet a girl, she seems nice you think. <text:span text:style-name="T11">Not overly bearing or anything of the like. </text:span><text:span text:style-name="T12">Just a nice girl to hang with for a moment or two during the weekdays.</text:span></text:p>
      <text:p text:style-name="P3"><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3"><text:s text:c="5"/><text:span text:style-name="T14">A few more dates out and then you realize you want something more out of this life than random hookups. You want companionship. You want a wife and she’s looking right at you.</text:span></text:p>
      <text:p text:style-name="P3"><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3"/>
      <text:p text:style-name="P4"><text:span text:style-name="T32">Nightmare</text:span></text:p>
      <text:p text:style-name="P4"><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4"><text:soft-page-break/><text:s text:c="5"/><text:span text:style-name="T18">The nightmares increase as time goes on. You doubt they’ll ever leave you alone. Darn those nightmares. Damn them to hell. You say, but it doesn’t do any good. They stick around waiting for you.</text:span></text:p>
      <text:p text:style-name="P4"><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4"/>
      <text:p text:style-name="P5"><text:span text:style-name="T32">The Phone Call</text:span></text:p>
      <text:p text:style-name="P5"><text:s text:c="5"/>You awake to the sound of your phone ringing. <text:span text:style-name="T21">It’s 2 am in the morning. </text:span><text:span text:style-name="T22">2 Fucking am. Who the hell calls at this hour?</text:span></text:p>
      <text:p text:style-name="P5"><text:s text:c="5"/><text:span text:style-name="T22">Picking up the phone, you groggily answer it. Hello. There’s a hissing sound on the other end. Someone is definitely out there wanting to get your attention.</text:span></text:p>
      <text:p text:style-name="P5"><text:s text:c="5"/><text:span text:style-name="T23">Hello! You demand an answer from them but they don’t give you the time of day. Instead they keep silent, all you hear is hissing from the phone lines.</text:span></text:p>
      <text:p text:style-name="P5"><text:s text:c="5"/><text:span text:style-name="T23">Hanging up, you curse at your phone. Why did you even have it on to begin with? It doesn’t make sense. If it had been a booty call that would have been different. Instead all you got was static. Nothing made you more upset than static.</text:span></text:p>
      <text:p text:style-name="P5"><text:s text:c="5"/><text:span text:style-name="T24">You wonder what’s going on. There doesn’t seem to be much happening on the other end of the line. Hell you’d even take heavy breathing about now.</text:span></text:p>
      <text:p text:style-name="P5"><text:s text:c="5"/><text:span text:style-name="T25">But all you have is eerie silence. Silence. There should be someone talking on the other end of the phone. But there isn’t.</text:span></text:p>
      <text:p text:style-name="P5"/>
      <text:p text:style-name="P6"><text:span text:style-name="T32">Anxiety</text:span></text:p>
      <text:p text:style-name="P6"><text:soft-page-break/><text:s text:c="5"/>You wake up in a cold sweat. You’re anxious for some unknown reason. Something’s set you off and you don’t have a clue what it is or why it happened. Your dreams weren’t anything unusual that you can recall.</text:p>
      <text:p text:style-name="P6"><text:s text:c="5"/>It’s just something that you don’t know what’s going on. <text:span text:style-name="T26">You hate when this happens. Especially when it’s something unknown.</text:span></text:p>
      <text:p text:style-name="P6"><text:s text:c="5"/><text:span text:style-name="T26">Trying to breathe, you begin to hyperventilate. Your breathing is labored. Short. Difficult to do. You feel like you might pass out hard. Laying down you try and rest. </text:span><text:span text:style-name="T27">It doesn’t work.</text:span></text:p>
      <text:p text:style-name="P6"><text:s text:c="5"/><text:span text:style-name="T27">Is this how you’ll die? You wonder. From a damn panic attack?</text:span></text:p>
      <text:p text:style-name="P6"><text:s text:c="5"/><text:span text:style-name="T28">With your heart racing you wonder if you should call an ambulance. No, can’t bother those good people. They have actual emergencies to go after.</text:span></text:p>
      <text:p text:style-name="P6"><text:s text:c="5"/><text:span text:style-name="T29">Taking a Xanax, you are able to fall back asleep.</text:span></text:p>
      <text:p text:style-name="P6"><text:s text:c="5"/><text:span text:style-name="T30">Your dreams take a wild turn. Something you don’t expect. Dreams of puppies and kittens, that sort of thing. Yet there’s something off about them. The puppies have kitten heads and the kittens have puppy heads. It is truly bizarre.</text:span></text:p>
      <text:p text:style-name="P6"><text:s text:c="5"/><text:span text:style-name="T30">Waking up, you notice that your panic attack is gone. Thank goodness for that.</text:span></text:p>
      <text:p text:style-name="P6"/>
      <text:p text:style-name="P7"><text:span text:style-name="T32">Argument</text:span></text:p>
      <text:p text:style-name="P7"><text:s text:c="5"/>One day after work, you come home. The house is trashed. Your wife had been spring cleaning so she says. That’s when she lashes out at you.</text:p>
      <text:p text:style-name="P7"><text:s text:c="5"/>You’re not doing your job. She yells. There’s so many things around the house that needs to be fixed and you don’t care about them!</text:p>
      <text:p text:style-name="P7"><text:soft-page-break/><text:s text:c="5"/>You get defensive about what she is saying. Sure there are a few projects you’ve been meaning to get to but there’s no reason for her to lash out like this.</text:p>
      <text:p text:style-name="P7"><text:s text:c="5"/><text:span text:style-name="T31">She wants a divorce she says. You counter with the fact that she’s out of line. Divorce is out of the question. You love her too much. She calms down a little bit, gets teary eyed at the thought that you still love her.</text:span></text:p>
      <text:p text:style-name="P7"><text:s text:c="5"/><text:span text:style-name="T31">She apologizes, you accept her apology. She takes off her clothes and proceeds to undress you. You fuck, make love, whatever it’s called. Right there on the couch. It’s different, feels different. Something unique, something special.</text:span></text:p>
      <text:p text:style-name="P7"><text:s text:c="5"/><text:span text:style-name="T31">Holding her in your arms, you calm her down. She’s not mad anymore. You’re back to a blissful state. Something you need, something you want. It’s perfect.</text:span></text:p>
      <text:p text:style-name="P7"/>
      <text:p text:style-name="P9">Suicide</text:p>
      <text:p text:style-name="P18"><text:s text:c="5"/>A friend calls. They claim to be on the edge. The edge of suicide. There’s nothing you can do physically, they’re on the other side of the country. <text:span text:style-name="T34">So you do your best to talk them through it.</text:span></text:p>
      <text:p text:style-name="P18"><text:s text:c="5"/><text:span text:style-name="T34">What caused this? They aren’t sure. Just that life is unfair. Life isn’t worth it anymore.</text:span></text:p>
      <text:p text:style-name="P18"><text:s text:c="5"/><text:span text:style-name="T34">What can I do to help? You ask. Nothing. Comes the response. There’s nothing you are able to do. If there was something you could do, you would have done it by now.</text:span></text:p>
      <text:p text:style-name="P18"><text:s text:c="5"/><text:span text:style-name="T34">How odd since you didn’t know they were contemplating suicide to begin with.</text:span></text:p>
      <text:p text:style-name="P18"><text:s text:c="5"/><text:span text:style-name="T34">Where are the pills? Right next to me. Put them away, you don’t need to overdose on them. Right, sure I don’t. It’s the only way to get out of this life.</text:span></text:p>
      <text:p text:style-name="P18"><text:soft-page-break/><text:s text:c="5"/><text:span text:style-name="T34">No, please don’t. Don’t do it. Think of all the things you’ll miss out on if you do. There’s that one movie you want to see. Who cares. A movie is a movie. No one will miss me.</text:span></text:p>
      <text:p text:style-name="P18"><text:s text:c="5"/><text:span text:style-name="T34">That’s not true, so many people will miss you.</text:span></text:p>
      <text:p text:style-name="P18"><text:s text:c="5"/><text:span text:style-name="T34">Click. The phone hangs up.</text:span></text:p>
      <text:p text:style-name="P18"><text:s text:c="5"/><text:span text:style-name="T34">You try to call them back, but there’s no use. They don’t answer it. It’s silent.</text:span></text:p>
      <text:p text:style-name="P18"><text:s text:c="5"/><text:span text:style-name="T34">A few days later, you read about it in the paper. A person jumped over a bridge in New York and their body was found about ten miles down shore. It’s your friend.</text:span></text:p>
      <text:p text:style-name="P18"><text:s text:c="5"/><text:span text:style-name="T34">If there was anything you could have done. Anything that could have helped. But you were helpless at the thought. You were the last person they spoke to.</text:span></text:p>
      <text:p text:style-name="P18"><text:s text:c="5"/><text:span text:style-name="T35">Because they called, they clearly were asking for help, and you couldn’t offer the help they were looking for.</text:span></text:p>
      <text:p text:style-name="P18"><text:s text:c="5"/><text:span text:style-name="T36">A few days pass. The funeral is next Wednesday. You’re sad about it and decide not to g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0:44:19.835000000</dc:date>
    <meta:editing-cycles>47</meta:editing-cycles>
    <meta:editing-duration>PT1H26M2S</meta:editing-duration>
    <meta:generator>LibreOffice/7.4.0.3$Windows_X86_64 LibreOffice_project/f85e47c08ddd19c015c0114a68350214f7066f5a</meta:generator>
    <meta:document-statistic meta:table-count="0" meta:image-count="0" meta:object-count="0" meta:page-count="6" meta:paragraph-count="57" meta:word-count="1491" meta:character-count="8149" meta:non-whitespace-character-count="6469"/>
    <meta:template xlink:type="simple" xlink:actuate="onRequest" xlink:title="Normal.dotm" xlink:href=""/>
  </office:meta>
</office:document-meta>
</file>